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rmor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D Unit</text:p>
          </table:table-cell>
          <table:table-cell office:value-type="string" calcext:value-type="string">
            <text:p>CD Wave</text:p>
          </table:table-cell>
          <table:table-cell office:value-type="string" calcext:value-type="string">
            <text:p>HP sum</text:p>
          </table:table-cell>
          <table:table-cell office:value-type="string" calcext:value-type="string">
            <text:p>HP/sec</text:p>
          </table:table-cell>
          <table:table-cell/>
          <table:table-cell>
            <draw:frame table:end-cell-address="Arkusz1.U33" table:end-x="10.87mm" table:end-y="2.13mm" draw:z-index="0" draw:style-name="gr1" draw:text-style-name="P1" svg:width="258.94mm" svg:height="146.62mm" svg:x="0.28mm" svg:y="0mm">
              <loext:p draw:notify-on-update-of-ranges="Arkusz1.G1:Arkusz1.G1 Arkusz1.G1:Arkusz1.G51 Arkusz1.H1:Arkusz1.H1 Arkusz1.H2:Arkusz1.H5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2]*[.D2]+[.C2]*[.D2]*2" office:value-type="float" office:value="1" calcext:value-type="float">
            <text:p>1</text:p>
          </table:table-cell>
          <table:table-cell table:formula="of:=[.G2]/[.E2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]*[.D3]+[.C3]*[.D3]*2" office:value-type="float" office:value="1" calcext:value-type="float">
            <text:p>1</text:p>
          </table:table-cell>
          <table:table-cell table:formula="of:=[.G3]/[.E3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4]*[.D4]+[.C4]*[.D4]*2" office:value-type="float" office:value="1" calcext:value-type="float">
            <text:p>1</text:p>
          </table:table-cell>
          <table:table-cell table:formula="of:=[.G4]/[.E4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5]*[.D5]+[.C5]*[.D5]*2" office:value-type="float" office:value="1" calcext:value-type="float">
            <text:p>1</text:p>
          </table:table-cell>
          <table:table-cell table:formula="of:=[.G5]/[.E5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6]*[.D6]+[.C6]*[.D6]*2" office:value-type="float" office:value="2" calcext:value-type="float">
            <text:p>2</text:p>
          </table:table-cell>
          <table:table-cell table:formula="of:=[.G6]/[.E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formula="of:=[.B7]*[.D7]+[.C7]*[.D7]*2" office:value-type="float" office:value="2" calcext:value-type="float">
            <text:p>2</text:p>
          </table:table-cell>
          <table:table-cell table:formula="of:=[.G7]/[.E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formula="of:=[.B8]*[.D8]+[.C8]*[.D8]*2" office:value-type="float" office:value="2" calcext:value-type="float">
            <text:p>2</text:p>
          </table:table-cell>
          <table:table-cell table:formula="of:=[.G8]/[.E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formula="of:=[.B9]*[.D9]+[.C9]*[.D9]*2" office:value-type="float" office:value="3" calcext:value-type="float">
            <text:p>3</text:p>
          </table:table-cell>
          <table:table-cell table:formula="of:=[.G9]/[.E9]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formula="of:=[.B10]*[.D10]+[.C10]*[.D10]*2" office:value-type="float" office:value="3" calcext:value-type="float">
            <text:p>3</text:p>
          </table:table-cell>
          <table:table-cell table:formula="of:=[.G10]/[.E10]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4" calcext:value-type="float">
            <text:p>4</text:p>
          </table:table-cell>
          <table:table-cell table:formula="of:=[.B11]*[.D11]+[.C11]*[.D11]*2" office:value-type="float" office:value="4" calcext:value-type="float">
            <text:p>4</text:p>
          </table:table-cell>
          <table:table-cell table:formula="of:=[.G11]/[.E11]" office:value-type="float" office:value="2.28571428571429" calcext:value-type="float">
            <text:p>2,2857142857142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4" calcext:value-type="float">
            <text:p>4</text:p>
          </table:table-cell>
          <table:table-cell table:formula="of:=[.B12]*[.D12]+[.C12]*[.D12]*2" office:value-type="float" office:value="4" calcext:value-type="float">
            <text:p>4</text:p>
          </table:table-cell>
          <table:table-cell table:formula="of:=[.G12]/[.E12]" office:value-type="float" office:value="2.28571428571429" calcext:value-type="float">
            <text:p>2,285714285714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4" calcext:value-type="float">
            <text:p>4</text:p>
          </table:table-cell>
          <table:table-cell table:formula="of:=[.B13]*[.D13]+[.C13]*[.D13]*2" office:value-type="float" office:value="5" calcext:value-type="float">
            <text:p>5</text:p>
          </table:table-cell>
          <table:table-cell table:formula="of:=[.G13]/[.E13]" office:value-type="float" office:value="2.85714285714286" calcext:value-type="float">
            <text:p>2,8571428571428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4" calcext:value-type="float">
            <text:p>4</text:p>
          </table:table-cell>
          <table:table-cell table:formula="of:=[.B14]*[.D14]+[.C14]*[.D14]*2" office:value-type="float" office:value="5" calcext:value-type="float">
            <text:p>5</text:p>
          </table:table-cell>
          <table:table-cell table:formula="of:=[.G14]/[.E14]" office:value-type="float" office:value="2.85714285714286" calcext:value-type="float">
            <text:p>2,8571428571428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3.5" calcext:value-type="float">
            <text:p>3,5</text:p>
          </table:table-cell>
          <table:table-cell table:formula="of:=[.B15]*[.D15]+[.C15]*[.D15]*2" office:value-type="float" office:value="5" calcext:value-type="float">
            <text:p>5</text:p>
          </table:table-cell>
          <table:table-cell table:formula="of:=[.G15]/[.E15]" office:value-type="float" office:value="2.85714285714286" calcext:value-type="float">
            <text:p>2,8571428571428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3.5" calcext:value-type="float">
            <text:p>3,5</text:p>
          </table:table-cell>
          <table:table-cell table:formula="of:=[.B16]*[.D16]+[.C16]*[.D16]*2" office:value-type="float" office:value="5" calcext:value-type="float">
            <text:p>5</text:p>
          </table:table-cell>
          <table:table-cell table:formula="of:=[.G16]/[.E16]" office:value-type="float" office:value="2.85714285714286" calcext:value-type="float">
            <text:p>2,8571428571428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3.5" calcext:value-type="float">
            <text:p>3,5</text:p>
          </table:table-cell>
          <table:table-cell table:formula="of:=[.B17]*[.D17]+[.C17]*[.D17]*2" office:value-type="float" office:value="6" calcext:value-type="float">
            <text:p>6</text:p>
          </table:table-cell>
          <table:table-cell table:formula="of:=[.G17]/[.E17]" office:value-type="float" office:value="3.42857142857143" calcext:value-type="float">
            <text:p>3,4285714285714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3.5" calcext:value-type="float">
            <text:p>3,5</text:p>
          </table:table-cell>
          <table:table-cell table:formula="of:=[.B18]*[.D18]+[.C18]*[.D18]*2" office:value-type="float" office:value="6" calcext:value-type="float">
            <text:p>6</text:p>
          </table:table-cell>
          <table:table-cell table:formula="of:=[.G18]/[.E18]" office:value-type="float" office:value="3.42857142857143" calcext:value-type="float">
            <text:p>3,4285714285714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3" calcext:value-type="float">
            <text:p>3</text:p>
          </table:table-cell>
          <table:table-cell table:formula="of:=[.B19]*[.D19]+[.C19]*[.D19]*2" office:value-type="float" office:value="6" calcext:value-type="float">
            <text:p>6</text:p>
          </table:table-cell>
          <table:table-cell table:formula="of:=[.G19]/[.E19]" office:value-type="float" office:value="3.42857142857143" calcext:value-type="float">
            <text:p>3,428571428571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3" calcext:value-type="float">
            <text:p>3</text:p>
          </table:table-cell>
          <table:table-cell table:formula="of:=[.B20]*[.D20]+[.C20]*[.D20]*2" office:value-type="float" office:value="7" calcext:value-type="float">
            <text:p>7</text:p>
          </table:table-cell>
          <table:table-cell table:formula="of:=[.G20]/[.E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21]*[.D21]+[.C21]*[.D21]*2" office:value-type="float" office:value="7" calcext:value-type="float">
            <text:p>7</text:p>
          </table:table-cell>
          <table:table-cell table:formula="of:=[.G21]/[.E21]" office:value-type="float" office:value="4.66666666666667" calcext:value-type="float">
            <text:p>4,666666666666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21]*1.1"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22]*[.D22]+[.C22]*[.D22]*2" office:value-type="float" office:value="8.8" calcext:value-type="float">
            <text:p>8,8</text:p>
          </table:table-cell>
          <table:table-cell table:formula="of:=[.G22]/[.E22]" office:value-type="float" office:value="5.86666666666667" calcext:value-type="float">
            <text:p>5,866666666666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22]*1.1" office:value-type="float" office:value="1.21" calcext:value-type="float">
            <text:p>1,2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23]*[.D23]+[.C23]*[.D23]*2" office:value-type="float" office:value="9.68" calcext:value-type="float">
            <text:p>9,68</text:p>
          </table:table-cell>
          <table:table-cell table:formula="of:=[.G23]/[.E23]" office:value-type="float" office:value="6.45333333333333" calcext:value-type="float">
            <text:p>6,453333333333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3]*1.1" office:value-type="float" office:value="1.331" calcext:value-type="float">
            <text:p>1,33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24]*[.D24]+[.C24]*[.D24]*2" office:value-type="float" office:value="11.979" calcext:value-type="float">
            <text:p>11,979</text:p>
          </table:table-cell>
          <table:table-cell table:formula="of:=[.G24]/[.E24]" office:value-type="float" office:value="7.986" calcext:value-type="float">
            <text:p>7,98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4]*1.1" office:value-type="float" office:value="1.4641" calcext:value-type="float">
            <text:p>1,464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25]*[.D25]+[.C25]*[.D25]*2" office:value-type="float" office:value="13.1769" calcext:value-type="float">
            <text:p>13,1769</text:p>
          </table:table-cell>
          <table:table-cell table:formula="of:=[.G25]/[.E25]" office:value-type="float" office:value="8.7846" calcext:value-type="float">
            <text:p>8,784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5]*1.1" office:value-type="float" office:value="1.61051" calcext:value-type="float">
            <text:p>1,6105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26]*[.D26]+[.C26]*[.D26]*2" office:value-type="float" office:value="14.49459" calcext:value-type="float">
            <text:p>14,49459</text:p>
          </table:table-cell>
          <table:table-cell table:formula="of:=[.G26]/[.E26]" office:value-type="float" office:value="9.66306000000001" calcext:value-type="float">
            <text:p>9,663060000000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6]*1.1" office:value-type="float" office:value="1.771561" calcext:value-type="float">
            <text:p>1,77156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27]*[.D27]+[.C27]*[.D27]*2" office:value-type="float" office:value="17.71561" calcext:value-type="float">
            <text:p>17,71561</text:p>
          </table:table-cell>
          <table:table-cell table:formula="of:=[.G27]/[.E27]" office:value-type="float" office:value="11.8104066666667" calcext:value-type="float">
            <text:p>11,81040666666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7]*1.1" office:value-type="float" office:value="1.9487171" calcext:value-type="float">
            <text:p>1,948717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28]*[.D28]+[.C28]*[.D28]*2" office:value-type="float" office:value="19.487171" calcext:value-type="float">
            <text:p>19,487171</text:p>
          </table:table-cell>
          <table:table-cell table:formula="of:=[.G28]/[.E28]" office:value-type="float" office:value="12.9914473333333" calcext:value-type="float">
            <text:p>12,9914473333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8]*1.1" office:value-type="float" office:value="2.14358881" calcext:value-type="float">
            <text:p>2,1435888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29]*[.D29]+[.C29]*[.D29]*2" office:value-type="float" office:value="21.4358881" calcext:value-type="float">
            <text:p>21,4358881</text:p>
          </table:table-cell>
          <table:table-cell table:formula="of:=[.G29]/[.E29]" office:value-type="float" office:value="14.2905920666667" calcext:value-type="float">
            <text:p>14,29059206666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9]*1.1" office:value-type="float" office:value="2.357947691" calcext:value-type="float">
            <text:p>2,35794769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30]*[.D30]+[.C30]*[.D30]*2" office:value-type="float" office:value="23.57947691" calcext:value-type="float">
            <text:p>23,57947691</text:p>
          </table:table-cell>
          <table:table-cell table:formula="of:=[.G30]/[.E30]" office:value-type="float" office:value="15.7196512733333" calcext:value-type="float">
            <text:p>15,71965127333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30]*1.1" office:value-type="float" office:value="2.5937424601" calcext:value-type="float">
            <text:p>2,593742460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[.B31]*[.D31]+[.C31]*[.D31]*2" office:value-type="float" office:value="28.5311670611" calcext:value-type="float">
            <text:p>28,5311670611</text:p>
          </table:table-cell>
          <table:table-cell table:formula="of:=[.G31]/[.E31]" office:value-type="float" office:value="19.0207780407334" calcext:value-type="float">
            <text:p>19,020778040733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31]*1.1" office:value-type="float" office:value="2.85311670611" calcext:value-type="float">
            <text:p>2,85311670611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table:formula="of:=[.B32]*[.D32]+[.C32]*[.D32]*2" office:value-type="float" office:value="31.38428376721" calcext:value-type="float">
            <text:p>31,38428376721</text:p>
          </table:table-cell>
          <table:table-cell table:formula="of:=[.G32]/[.E32]" office:value-type="float" office:value="25.107427013768" calcext:value-type="float">
            <text:p>25,10742701376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32]*1.1" office:value-type="float" office:value="3.138428376721" calcext:value-type="float">
            <text:p>3,138428376721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table:formula="of:=[.B33]*[.D33]+[.C33]*[.D33]*2" office:value-type="float" office:value="34.522712143931" calcext:value-type="float">
            <text:p>34,522712143931</text:p>
          </table:table-cell>
          <table:table-cell table:formula="of:=[.G33]/[.E33]" office:value-type="float" office:value="27.6181697151448" calcext:value-type="float">
            <text:p>27,618169715144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33]*1.1" office:value-type="float" office:value="3.4522712143931" calcext:value-type="float">
            <text:p>3,4522712143931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table:formula="of:=[.B34]*[.D34]+[.C34]*[.D34]*2" office:value-type="float" office:value="37.9749833583242" calcext:value-type="float">
            <text:p>37,9749833583242</text:p>
          </table:table-cell>
          <table:table-cell table:formula="of:=[.G34]/[.E34]" office:value-type="float" office:value="30.3799866866593" calcext:value-type="float">
            <text:p>30,379986686659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34]*1.1" office:value-type="float" office:value="3.79749833583241" calcext:value-type="float">
            <text:p>3,79749833583241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table:formula="of:=[.B35]*[.D35]+[.C35]*[.D35]*2" office:value-type="float" office:value="37.9749833583241" calcext:value-type="float">
            <text:p>37,9749833583241</text:p>
          </table:table-cell>
          <table:table-cell table:formula="of:=[.G35]/[.E35]" office:value-type="float" office:value="30.3799866866593" calcext:value-type="float">
            <text:p>30,379986686659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5]*1.1" office:value-type="float" office:value="4.17724816941566" calcext:value-type="float">
            <text:p>4,17724816941566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table:formula="of:=[.B36]*[.D36]+[.C36]*[.D36]*2" office:value-type="float" office:value="37.5952335247409" calcext:value-type="float">
            <text:p>37,5952335247409</text:p>
          </table:table-cell>
          <table:table-cell table:formula="of:=[.G36]/[.E36]" office:value-type="float" office:value="30.0761868197927" calcext:value-type="float">
            <text:p>30,076186819792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6]*1.1" office:value-type="float" office:value="4.59497298635722" calcext:value-type="float">
            <text:p>4,594972986357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7]*[.D37]+[.C37]*[.D37]*2" office:value-type="float" office:value="32.1648109045006" calcext:value-type="float">
            <text:p>32,1648109045006</text:p>
          </table:table-cell>
          <table:table-cell table:formula="of:=[.G37]/[.E37]" office:value-type="float" office:value="32.1648109045006" calcext:value-type="float">
            <text:p>32,164810904500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7]*1.1" office:value-type="float" office:value="5.05447028499294" calcext:value-type="float">
            <text:p>5,05447028499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8]*[.D38]+[.C38]*[.D38]*2" office:value-type="float" office:value="25.2723514249647" calcext:value-type="float">
            <text:p>25,2723514249647</text:p>
          </table:table-cell>
          <table:table-cell table:formula="of:=[.G38]/[.E38]" office:value-type="float" office:value="25.2723514249647" calcext:value-type="float">
            <text:p>25,272351424964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8]*1.1" office:value-type="float" office:value="5.55991731349224" calcext:value-type="float">
            <text:p>5,559917313492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9]*[.D39]+[.C39]*[.D39]*2" office:value-type="float" office:value="22.239669253969" calcext:value-type="float">
            <text:p>22,239669253969</text:p>
          </table:table-cell>
          <table:table-cell table:formula="of:=[.G39]/[.E39]" office:value-type="float" office:value="22.239669253969" calcext:value-type="float">
            <text:p>22,23966925396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9]*1.1" office:value-type="float" office:value="6.11590904484146" calcext:value-type="float">
            <text:p>6,115909044841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0]*[.D40]+[.C40]*[.D40]*2" office:value-type="float" office:value="6.11590904484146" calcext:value-type="float">
            <text:p>6,11590904484146</text:p>
          </table:table-cell>
          <table:table-cell table:formula="of:=[.G40]/[.E40]" office:value-type="float" office:value="6.11590904484146" calcext:value-type="float">
            <text:p>6,115909044841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]*1.1" office:value-type="float" office:value="6.72749994932561" calcext:value-type="float">
            <text:p>6,727499949325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41]*[.D41]+[.C41]*[.D41]*2" office:value-type="float" office:value="0" calcext:value-type="float">
            <text:p>0</text:p>
          </table:table-cell>
          <table:table-cell table:formula="of:=[.G41]/[.E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1]*1.05" office:value-type="float" office:value="7.06387494679189" calcext:value-type="float">
            <text:p>7,06387494679189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table:formula="of:=[.B42]*[.D42]+[.C42]*[.D42]*2" office:value-type="float" office:value="21.1916248403757" calcext:value-type="float">
            <text:p>21,1916248403757</text:p>
          </table:table-cell>
          <table:table-cell table:formula="of:=[.G42]/[.E42]" office:value-type="float" office:value="28.2554997871676" calcext:value-type="float">
            <text:p>28,255499787167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2]*1.05" office:value-type="float" office:value="7.41706869413149" calcext:value-type="float">
            <text:p>7,41706869413149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table:formula="of:=[.B43]*[.D43]+[.C43]*[.D43]*2" office:value-type="float" office:value="44.5024121647889" calcext:value-type="float">
            <text:p>44,5024121647889</text:p>
          </table:table-cell>
          <table:table-cell table:formula="of:=[.G43]/[.E43]" office:value-type="float" office:value="59.3365495530519" calcext:value-type="float">
            <text:p>59,336549553051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43]*1.05" office:value-type="float" office:value="7.78792212883806" calcext:value-type="float">
            <text:p>7,78792212883806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table:formula="of:=[.B44]*[.D44]+[.C44]*[.D44]*2" office:value-type="float" office:value="62.3033770307045" calcext:value-type="float">
            <text:p>62,3033770307045</text:p>
          </table:table-cell>
          <table:table-cell table:formula="of:=[.G44]/[.E44]" office:value-type="float" office:value="83.0711693742726" calcext:value-type="float">
            <text:p>83,071169374272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44]*1.05" office:value-type="float" office:value="8.17731823527996" calcext:value-type="float">
            <text:p>8,17731823527996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table:formula="of:=[.B45]*[.D45]+[.C45]*[.D45]*2" office:value-type="float" office:value="89.9505005880796" calcext:value-type="float">
            <text:p>89,9505005880796</text:p>
          </table:table-cell>
          <table:table-cell table:formula="of:=[.G45]/[.E45]" office:value-type="float" office:value="119.934000784106" calcext:value-type="float">
            <text:p>119,9340007841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45]*1.05" office:value-type="float" office:value="8.58618414704396" calcext:value-type="float">
            <text:p>8,58618414704396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table:formula="of:=[.B46]*[.D46]+[.C46]*[.D46]*2" office:value-type="float" office:value="111.620393911571" calcext:value-type="float">
            <text:p>111,620393911571</text:p>
          </table:table-cell>
          <table:table-cell table:formula="of:=[.G46]/[.E46]" office:value-type="float" office:value="148.827191882095" calcext:value-type="float">
            <text:p>148,82719188209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46]*1.05" office:value-type="float" office:value="9.01549335439616" calcext:value-type="float">
            <text:p>9,01549335439616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formula="of:=[.B47]*[.D47]+[.C47]*[.D47]*2" office:value-type="float" office:value="144.247893670339" calcext:value-type="float">
            <text:p>144,247893670339</text:p>
          </table:table-cell>
          <table:table-cell table:formula="of:=[.G47]/[.E47]" office:value-type="float" office:value="206.068419529055" calcext:value-type="float">
            <text:p>206,06841952905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47]*1.05" office:value-type="float" office:value="9.46626802211597" calcext:value-type="float">
            <text:p>9,46626802211597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formula="of:=[.B48]*[.D48]+[.C48]*[.D48]*2" office:value-type="float" office:value="160.926556375971" calcext:value-type="float">
            <text:p>160,926556375971</text:p>
          </table:table-cell>
          <table:table-cell table:formula="of:=[.G48]/[.E48]" office:value-type="float" office:value="268.210927293286" calcext:value-type="float">
            <text:p>268,21092729328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48]*1.05" office:value-type="float" office:value="9.93958142322176" calcext:value-type="float">
            <text:p>9,93958142322176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table:formula="of:=[.B49]*[.D49]+[.C49]*[.D49]*2" office:value-type="float" office:value="178.912465617992" calcext:value-type="float">
            <text:p>178,912465617992</text:p>
          </table:table-cell>
          <table:table-cell table:formula="of:=[.G49]/[.E49]" office:value-type="float" office:value="325.295392032712" calcext:value-type="float">
            <text:p>325,29539203271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9]*1.05" office:value-type="float" office:value="10.4365604943829" calcext:value-type="float">
            <text:p>10,4365604943829</text:p>
          </table:table-cell>
          <table:table-cell office:value-type="float" office:value="0.525" calcext:value-type="float">
            <text:p>0,525</text:p>
          </table:table-cell>
          <table:table-cell office:value-type="float" office:value="3" calcext:value-type="float">
            <text:p>3</text:p>
          </table:table-cell>
          <table:table-cell table:formula="of:=[.B50]*[.D50]+[.C50]*[.D50]*2" office:value-type="float" office:value="198.294649393274" calcext:value-type="float">
            <text:p>198,294649393274</text:p>
          </table:table-cell>
          <table:table-cell table:formula="of:=[.G50]/[.E50]" office:value-type="float" office:value="377.704094082427" calcext:value-type="float">
            <text:p>377,70409408242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50]*1.05" office:value-type="float" office:value="10.958388519102" calcext:value-type="float">
            <text:p>10,95838851910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formula="of:=[.B51]*[.D51]+[.C51]*[.D51]*2" office:value-type="float" office:value="219.16777038204" calcext:value-type="float">
            <text:p>219,16777038204</text:p>
          </table:table-cell>
          <table:table-cell table:formula="of:=[.G51]/[.E51]" office:value-type="float" office:value="438.33554076408" calcext:value-type="float">
            <text:p>438,335540764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9:40:42.443000000</meta:creation-date>
    <dc:date>2018-09-09T20:02:50</dc:date>
    <meta:editing-duration>PT9M27S</meta:editing-duration>
    <meta:editing-cycles>1</meta:editing-cycles>
    <meta:generator>LibreOffice/5.2.1.2$Windows_x86 LibreOffice_project/31dd62db80d4e60af04904455ec9c9219178d620</meta:generator>
    <meta:document-statistic meta:table-count="1" meta:cell-count="4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95cm" svg:height="14.663cm" xlink:href=".." xlink:type="simple" chart:class="chart:line" chart:style-name="ch1">
        <chart:legend chart:legend-position="start" svg:x="0.21cm" svg:y="6.783cm" style:legend-expansion="high" chart:style-name="ch2"/>
        <chart:plot-area chart:style-name="ch3" table:cell-range-address="Arkusz1.G1:Arkusz1.H51" chart:data-source-has-labels="row" svg:x="3.105cm" svg:y="0.293cm" svg:width="22.273cm" svg:height="14.077cm">
          <chartooo:coordinate-region svg:x="3.912cm" svg:y="0.492cm" svg:width="21.279cm" svg:height="13.231cm"/>
          <chart:axis chart:dimension="x" chart:name="primary-x" chart:style-name="ch4">
            <chart:grid chart:style-name="ch5" chart:class="min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Arkusz1.G1:Arkusz1.G51" chart:label-cell-address="Arkusz1.G1:Arkusz1.G1" chart:class="chart:line">
            <chart:data-point chart:repeated="51"/>
          </chart:series>
          <chart:series chart:style-name="ch8" chart:values-cell-range-address="Arkusz1.H2:Arkusz1.H51" chart:label-cell-address="Arkusz1.H1:Arkusz1.H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 sum</text:p>
                <draw:g>
                  <svg:desc>Arkusz1.G1:Arkusz1.G1</svg:desc>
                </draw:g>
              </table:table-cell>
              <table:table-cell office:value-type="string">
                <text:p>HP/sec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.G1:Arkusz1.G51</svg:desc>
                </draw:g>
              </table:table-cell>
              <table:table-cell office:value-type="float" office:value="0.5">
                <text:p>0.5</text:p>
                <draw:g>
                  <svg:desc>Arkusz1.H2:Arkusz1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5.86666666666667">
                <text:p>5.8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8">
                <text:p>8.8</text:p>
              </table:table-cell>
              <table:table-cell office:value-type="float" office:value="6.45333333333333">
                <text:p>6.45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68">
                <text:p>9.68</text:p>
              </table:table-cell>
              <table:table-cell office:value-type="float" office:value="7.986">
                <text:p>7.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79">
                <text:p>11.979</text:p>
              </table:table-cell>
              <table:table-cell office:value-type="float" office:value="8.7846">
                <text:p>8.7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1769">
                <text:p>13.1769</text:p>
              </table:table-cell>
              <table:table-cell office:value-type="float" office:value="9.66306000000001">
                <text:p>9.66306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49459">
                <text:p>14.49459</text:p>
              </table:table-cell>
              <table:table-cell office:value-type="float" office:value="11.8104066666667">
                <text:p>11.81040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71561">
                <text:p>17.71561</text:p>
              </table:table-cell>
              <table:table-cell office:value-type="float" office:value="12.9914473333333">
                <text:p>12.991447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487171">
                <text:p>19.487171</text:p>
              </table:table-cell>
              <table:table-cell office:value-type="float" office:value="14.2905920666667">
                <text:p>14.2905920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4358881">
                <text:p>21.4358881</text:p>
              </table:table-cell>
              <table:table-cell office:value-type="float" office:value="15.7196512733333">
                <text:p>15.71965127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57947691">
                <text:p>23.57947691</text:p>
              </table:table-cell>
              <table:table-cell office:value-type="float" office:value="19.0207780407334">
                <text:p>19.0207780407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311670611">
                <text:p>28.5311670611</text:p>
              </table:table-cell>
              <table:table-cell office:value-type="float" office:value="25.107427013768">
                <text:p>25.107427013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38428376721">
                <text:p>31.38428376721</text:p>
              </table:table-cell>
              <table:table-cell office:value-type="float" office:value="27.6181697151448">
                <text:p>27.6181697151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522712143931">
                <text:p>34.522712143931</text:p>
              </table:table-cell>
              <table:table-cell office:value-type="float" office:value="30.3799866866593">
                <text:p>30.3799866866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9749833583242">
                <text:p>37.9749833583242</text:p>
              </table:table-cell>
              <table:table-cell office:value-type="float" office:value="30.3799866866593">
                <text:p>30.3799866866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749833583241">
                <text:p>37.9749833583241</text:p>
              </table:table-cell>
              <table:table-cell office:value-type="float" office:value="30.0761868197927">
                <text:p>30.0761868197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.5952335247409">
                <text:p>37.5952335247409</text:p>
              </table:table-cell>
              <table:table-cell office:value-type="float" office:value="32.1648109045006">
                <text:p>32.1648109045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1648109045006">
                <text:p>32.1648109045006</text:p>
              </table:table-cell>
              <table:table-cell office:value-type="float" office:value="25.2723514249647">
                <text:p>25.2723514249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2723514249647">
                <text:p>25.2723514249647</text:p>
              </table:table-cell>
              <table:table-cell office:value-type="float" office:value="22.239669253969">
                <text:p>22.2396692539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239669253969">
                <text:p>22.239669253969</text:p>
              </table:table-cell>
              <table:table-cell office:value-type="float" office:value="6.11590904484146">
                <text:p>6.11590904484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1590904484146">
                <text:p>6.11590904484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8.2554997871676">
                <text:p>28.2554997871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916248403757">
                <text:p>21.1916248403757</text:p>
              </table:table-cell>
              <table:table-cell office:value-type="float" office:value="59.3365495530519">
                <text:p>59.3365495530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5024121647889">
                <text:p>44.5024121647889</text:p>
              </table:table-cell>
              <table:table-cell office:value-type="float" office:value="83.0711693742726">
                <text:p>83.07116937427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3033770307045">
                <text:p>62.3033770307045</text:p>
              </table:table-cell>
              <table:table-cell office:value-type="float" office:value="119.934000784106">
                <text:p>119.934000784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9505005880796">
                <text:p>89.9505005880796</text:p>
              </table:table-cell>
              <table:table-cell office:value-type="float" office:value="148.827191882095">
                <text:p>148.827191882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1.620393911571">
                <text:p>111.620393911571</text:p>
              </table:table-cell>
              <table:table-cell office:value-type="float" office:value="206.068419529055">
                <text:p>206.068419529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.247893670339">
                <text:p>144.247893670339</text:p>
              </table:table-cell>
              <table:table-cell office:value-type="float" office:value="268.210927293286">
                <text:p>268.210927293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.926556375971">
                <text:p>160.926556375971</text:p>
              </table:table-cell>
              <table:table-cell office:value-type="float" office:value="325.295392032712">
                <text:p>325.2953920327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.912465617992">
                <text:p>178.912465617992</text:p>
              </table:table-cell>
              <table:table-cell office:value-type="float" office:value="377.704094082427">
                <text:p>377.704094082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.294649393274">
                <text:p>198.294649393274</text:p>
              </table:table-cell>
              <table:table-cell office:value-type="float" office:value="438.33554076408">
                <text:p>438.33554076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.16777038204">
                <text:p>219.167770382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